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53e28"/>
    </style:style>
    <style:style style:name="P2" style:family="paragraph" style:parent-style-name="Preformatted_20_Text">
      <style:text-properties officeooo:paragraph-rsid="00060f18"/>
    </style:style>
    <style:style style:name="P3" style:family="paragraph" style:parent-style-name="Preformatted_20_Text">
      <style:text-properties officeooo:paragraph-rsid="00074b9f"/>
    </style:style>
    <style:style style:name="P4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officeooo:rsid="00060f18"/>
    </style:style>
    <style:style style:name="T2" style:family="text">
      <style:text-properties officeooo:rsid="00063ca1"/>
    </style:style>
    <style:style style:name="T3" style:family="text">
      <style:text-properties officeooo:rsid="00074b9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nx.draw_networkx_nodes(G,</text:p>
      <text:p text:style-name="P1"><text:s text:c="23"/>nodelist=['SN96', 'Oscar', 'Beak', 'Fish', 'Bumper', 'PL', 'TR77'],</text:p>
      <text:p text:style-name="Preformatted_20_Text"><text:s text:c="23"/>node_color='r',</text:p>
      <text:p text:style-name="Preformatted_20_Text"><text:s text:c="23"/>node_size=500,</text:p>
      <text:p text:style-name="Preformatted_20_Text"><text:s text:c="19"/>alpha=0.8)</text:p>
      <text:p text:style-name="Preformatted_20_Text"/>
      <text:p text:style-name="Preformatted_20_Text"/>
      <text:p text:style-name="Preformatted_20_Text">nx.draw_networkx_nodes(G,pos,</text:p>
      <text:p text:style-name="Preformatted_20_Text"><text:s text:c="23"/>nodelist=[4,5,6,7],</text:p>
      <text:p text:style-name="Preformatted_20_Text"><text:s text:c="23"/>node_color='b',</text:p>
      <text:p text:style-name="Preformatted_20_Text"><text:s text:c="23"/>node_size=500,</text:p>
      <text:p text:style-name="P4"><text:s text:c="19"/>alpha=0.8)</text:p>
      <text:p text:style-name="Standard"/>
      <text:p text:style-name="Standard"/>
      <text:p text:style-name="Standard"/>
      <text:p text:style-name="Standard"/>
      <text:p text:style-name="Text_20_body">You were close. You just have to draw the set of nodes, one community at a time. Also, since we are drawing it step by step, we have to fix the position of the nodes. To do that, we use <text:span text:style-name="Source_20_Text">nx.spring_layout()</text:span></text:p>
      <text:p text:style-name="Text_20_body">Here's a working example to help you follow along, with dummy data.</text:p>
      <text:p text:style-name="Text_20_body"/>
      <text:p text:style-name="P4">{'SN96', 'Oscar', 'Beak', 'Fish', 'Bumper', 'PL', 'TR77'}, {'Jonah', 'Topless', 'MN83', 'Patchback', 'Cross', 'Haecksel', 'Trigger', 'SMN5', 'Five', 'Vau', 'MN60', 'MN105'}, {'Jet', 'DN21', 'Mus', 'SN90', 'Knit', 'TR82', 'Wave', 'Quasi', 'Web', 'MN23', 'Ripplefluke', 'SN89', 'Beescratch', 'DN63', 'Gallatin', 'Feather', 'Notch', 'DN16', 'Zig', 'Number1', 'Upbang'}, {'SN4', 'TR88', 'SN100', 'Shmuddel', 'SN9', 'SN63', 'Fork', 'Hook', 'Zap', 'Scabs', 'Thumper', 'Kringel', 'Whitetip', 'TR99', 'Stripes', 'TSN103', 'CCL', 'TR120', 'Grin', 'Double'}, {'Zipfel', 'TSN83'}</text:p>
      <text:p text:style-name="Text_20_body"/>
      <text:p text:style-name="Text_20_body"/>
      <text:p text:style-name="P2"><text:span text:style-name="Source_20_Text">node_lists_community</text:span><text:span text:style-name="Source_20_Text"><text:span text:style-name="T1">1</text:span></text:span><text:span text:style-name="Source_20_Text"> = ['SN96', 'Oscar', 'Beak', 'Fish', 'Bumper', 'PL', 'TR77']</text:span></text:p>
      <text:p text:style-name="P2"><text:span text:style-name="Source_20_Text">node_lists_community2 = ['Jonah', 'Topless', 'MN83', 'Patchback', 'Cross', 'Haecksel', 'Trigger', 'SMN5', 'Five', 'Vau', 'MN60', 'MN105']</text:span></text:p>
      <text:p text:style-name="P2"><text:span text:style-name="Source_20_Text">node_lists_community3 = [</text:span><text:span text:style-name="Source_20_Text">'</text:span><text:span text:style-name="Source_20_Text">Jet', 'DN21', 'Mus', 'SN90', 'Knit', 'TR82', 'Wave', 'Quasi', 'Web', 'MN23', 'Ripplefluke', 'SN89', 'Beescratch', 'DN63', 'Gallatin', 'Feather', 'Notch', 'DN16', 'Zig', 'Number1', 'Upbang']</text:span></text:p>
      <text:p text:style-name="P2"><text:span text:style-name="Source_20_Text">node_lists_community</text:span><text:span text:style-name="Source_20_Text"><text:span text:style-name="T1">4</text:span></text:span><text:span text:style-name="Source_20_Text"> = ['SN4', 'TR88', 'SN100', 'Shmuddel', 'SN9', 'SN63', 'Fork', 'Hook', 'Zap', 'Scabs', 'Thumper', 'Kringel', 'Whitetip', 'TR99', 'Stripes', 'TSN103', 'CCL', 'TR120', 'Grin', 'Double']</text:span></text:p>
      <text:p text:style-name="P2"><text:span text:style-name="Source_20_Text">node_lists_community</text:span><text:span text:style-name="Source_20_Text"><text:span text:style-name="T1">5</text:span></text:span><text:span text:style-name="Source_20_Text"> = ['Zipfel', 'TSN83']</text:span></text:p>
      <text:p text:style-name="Preformatted_20_Text"><text:span text:style-name="Source_20_Text"/></text:p>
      <text:p text:style-name="P3"><text:span text:style-name="Source_20_Text">all_nodes = node_lists_community1+ node_lists_community2+ node_lists_community3+ node_lists_community</text:span><text:span text:style-name="Source_20_Text"><text:span text:style-name="T3">4+ node_lists_community5</text:span></text:span></text:p>
      <text:p text:style-name="Preformatted_20_Text"/>
      <text:p text:style-name="Preformatted_20_Text"><text:span text:style-name="Source_20_Text">#list of edges</text:span></text:p>
      <text:p text:style-name="P3"><text:span text:style-name="Source_20_Text">elist = [</text:span><text:span text:style-name="Source_20_Text"><text:span text:style-name="T3"> ('SN96','TR99'), ('SN96','Beak'), ('SN96','PL'), ('SN96','Fish'), ('SN96','TR77'), ('SN96','Bumper'), ('Topless','Jonah'), ('Topless','Trigger'), ( <text:s text:c="3"/>'Topless','MN83'), ('Topless','Patchback'), ('Topless','TR99'), ('Topless','MN60'), ('Topless','Zap'), ('Topless','MN105'), ('Topless','SN4'), ('To <text:s text:c="3"/>pless','Double'), ('Topless','Haecksel'), ('Quasi','Jet'), ('Patchback','Jonah'), ('Patchback','TSN103'), ('Patchback','Trigger'), </text:span></text:span><text:soft-page-break/><text:span text:style-name="Source_20_Text"><text:span text:style-name="T3">('Patchback','MN <text:s text:c="3"/>83'), ('Patchback','Stripes'), ('Patchback','SMN5'), ('Patchback','MN105'), ('Patchback','Fish'), ('Oscar','Kringel'), ('Oscar','PL'), ('Oscar','TR <text:s text:c="3"/>77'), ('Oscar','Beescratch'), ('Oscar','Double'), ('Beak','SN9'), ('Beak','Grin'), ('Beak','Fish'), ('Beak','TR77'), ('Beak','Haecksel'), ('Wave',' <text:s text:c="3"/>DN21'), ('Wave','DN16'), ('Shmuddel','Scabs'), ('Shmuddel','Grin'), ('Shmuddel','SN4'), ('Shmuddel','TR88'), ('Shmuddel','Thumper'), ('SN89','Web') <text:s text:c="3"/>, ('SN89','SN100'), ('Fork','Scabs'), ('Beescratch','Jet'), ('Beescratch','Notch'), ('Beescratch','SN90'), ('Beescratch','Number1'), ('Beescratch', <text:s text:c="3"/>'Knit'), ('Beescratch','SN100'), ('Beescratch','Upbang'), ('Notch','Number1'), ('Notch','Mus'), ('Five','Trigger'), ('Kringel','Jonah'), ('Kringel' <text:s text:c="3"/>,'Thumper'), ('Kringel','SN100'), ('Kringel','Hook'), ('Kringel','SN63'), ('Kringel','TR77'), ('Kringel','Double'), ('Kringel','TR99'), ('PL','Knit <text:s text:c="3"/>'), ('PL','DN63'), ('PL','TR77'), ('Double','SN4'), ('Double','CCL'), ('Double','Zap'), ('Ripplefluke','Feather'), ('Ripplefluke','Zig'), ('Ripplef <text:s text:c="3"/>luke','Gallatin'), ('Jet','Feather'), ('Jet','DN21'), ('Jet','Mus'), ('Jet','Number1'), ('Jet','Web'), ('Jet','MN23'), ('Jet','Gallatin'), ('SN4',' <text:s text:c="3"/>MN105'), ('SN4','SN100'), ('SN4','Stripes'), ('SN4','Scabs'), ('SN4','Hook'), ('SN4','Grin'), ('SN4','Zipfel'), ('SN4','SN9'), ('SN100','MN60'), (' <text:s text:c="3"/>SN100','Zap'), ('SN100','SN9'), ('TR82','Web'), ('Thumper','Bumper'), ('Thumper','SN63'), ('Hook','Scabs'), ('Hook','TR99'), ('Hook','SN63'), ('Hoo <text:s text:c="3"/>k','Grin'), ('Bumper','Fish'), ('Bumper','Zipfel'), ('Gallatin','Feather'), ('Gallatin','DN21'), ('Gallatin','SN90'), ('Gallatin','DN16'), ('Gallat <text:s text:c="3"/>in','Web'), ('Gallatin','Upbang'), ('SN9','Scabs'), ('SN9','TSN103'), ('SN9','Grin'), ('SN9','DN63'), ('SN9','Haecksel'), ('DN16','Feather'), ('DN1 <text:s text:c="3"/>6','Web'), ('MN60','Trigger'), ('Web','Feather'), ('Web','DN21'), ('Web','SN90'), ('Web','Upbang'), ('MN105','Jonah'), ('MN105','Scabs'), ('MN105', <text:s text:c="3"/>'Trigger'), ('Number1','Mus'), ('Number1','DN63'), ('TSN83','Zipfel'), ('TSN83','Stripes'), ('TR99','Scabs'), ('TR99','Grin'), ('TR99','Trigger'), <text:s text:c="4"/>('DN21','Feather'), ('DN21','Upbang'), ('TR88','TR120'), ('CCL','Zap'), ('CCL','Grin'), ('Fish','TR77'), ('Haecksel','Jonah'), ('Haecksel','MN83'), <text:s text:c="4"/>('Haecksel','Vau'), ('Haecksel','Zap'), ('TSN103','SN63'), ('TSN103','Grin'), ('Whitetip','SN63'), ('Stripes','Scabs'), ('Stripes','TR120'), ('Str <text:s text:c="3"/>ipes','SN63'), ('Stripes','Grin'), ('Knit','DN63'), ('Knit','Upbang'), ('Upbang','SN90'), ('Upbang','DN63'), ('Vau','Trigger'), ('MN83','Jonah'), ( <text:s text:c="3"/>'MN83','Trigger'), ('MN83','Grin'), ('SN90','Feather'), ('Cross','Trigger'), ('SN63','Scabs'), ('SN63','Grin'), ('Scabs','Grin'), ('Trigger','Jonah')</text:span></text:span><text:span text:style-name="Source_20_Text">]</text:span></text:p>
      <text:p text:style-name="Preformatted_20_Text"/>
      <text:p text:style-name="Preformatted_20_Text"><text:span text:style-name="Source_20_Text">#create the networkx Graph with node types and specifying edge distances</text:span></text:p>
      <text:p text:style-name="Preformatted_20_Text"><text:span text:style-name="Source_20_Text">G3 = nx.Graph()</text:span></text:p>
      <text:p text:style-name="Preformatted_20_Text"><text:span text:style-name="Source_20_Text">for n in all_nodes:</text:span></text:p>
      <text:p text:style-name="Preformatted_20_Text"><text:span text:style-name="Source_20_Text"><text:s text:c="4"/>G3.add_node(n)</text:span></text:p>
      <text:p text:style-name="Preformatted_20_Text"><text:span text:style-name="Source_20_Text">for from_loc, to_loc in elist:</text:span></text:p>
      <text:p text:style-name="Preformatted_20_Text"><text:span text:style-name="Source_20_Text"><text:s text:c="4"/>G3.add_edge(from_loc, to_loc) <text:s text:c="2"/></text:span></text:p>
      <text:p text:style-name="Preformatted_20_Text"/>
      <text:p text:style-name="Preformatted_20_Text"><text:span text:style-name="Source_20_Text">pos = nx.spring_layout(G3) #calculate position for each node</text:span></text:p>
      <text:p text:style-name="Preformatted_20_Text"><text:span text:style-name="Source_20_Text"># pos is needed because we are going to draw a few nodes at a time,</text:span></text:p>
      <text:p text:style-name="Preformatted_20_Text"><text:span text:style-name="Source_20_Text"># pos fixes their positions.</text:span></text:p>
      <text:p text:style-name="Preformatted_20_Text"/>
      <text:p text:style-name="Preformatted_20_Text"><text:span text:style-name="Source_20_Text"># Notice that the pos dict is passed to each call to draw below</text:span></text:p>
      <text:p text:style-name="Preformatted_20_Text"/>
      <text:p text:style-name="Preformatted_20_Text"><text:span text:style-name="Source_20_Text"># Draw the graph, but don't color the nodes</text:span></text:p>
      <text:p text:style-name="Preformatted_20_Text"><text:span text:style-name="Source_20_Text">nx.draw(G3, pos, edge_color='k', <text:s/>with_labels=True,font_weight='light', node_size= 280, width= 0.9)</text:span></text:p>
      <text:p text:style-name="Preformatted_20_Text"/>
      <text:p text:style-name="Preformatted_20_Text"><text:span text:style-name="Source_20_Text">#For each community list, draw the nodes, giving it a specific color.</text:span></text:p>
      <text:p text:style-name="Preformatted_20_Text"><text:span text:style-name="Source_20_Text">nx.draw_networkx_nodes(G3, pos, nodelist=node_lists_community1, node_color='b')</text:span></text:p>
      <text:p text:style-name="Preformatted_20_Text"><text:span text:style-name="Source_20_Text">nx.draw_networkx_nodes(G3, pos, nodelist=node_lists_community2, node_color='r')</text:span></text:p>
      <text:p text:style-name="Preformatted_20_Text"><text:span text:style-name="Source_20_Text">nx.draw_networkx_nodes(G3, pos, nodelist=node_lists_community3, node_color='g')</text:span></text:p>
      <text:p text:style-name="P3"><text:span text:style-name="Source_20_Text">nx.draw_networkx_nodes(G3, pos, nodelist=node_lists_community</text:span><text:span text:style-name="Source_20_Text"><text:span text:style-name="T3">4</text:span></text:span><text:span text:style-name="Source_20_Text">, node_color='</text:span><text:span text:style-name="Source_20_Text"><text:span text:style-name="T3">y</text:span></text:span><text:span text:style-name="Source_20_Text">')</text:span></text:p>
      <text:p text:style-name="P3"><text:span text:style-name="Source_20_Text">nx.draw_networkx_nodes(G3, pos, nodelist=node_lists_community</text:span><text:span text:style-name="Source_20_Text"><text:span text:style-name="T3">5</text:span></text:span><text:span text:style-name="Source_20_Text">, node_color='</text:span><text:span text:style-name="Source_20_Text"><text:span text:style-name="T3">o</text:span></text:span><text:span text:style-name="Source_20_Text">')</text:span></text:p>
      <text:p text:style-name="Preformatted_20_Text"/>
      <text:p text:style-name="Preformatted_20_Text"><text:soft-page-break/><text:span text:style-name="Source_20_Text">plt.savefig('graphe.png')</text:span></text:p>
      <text:p text:style-name="P4"><text:span text:style-name="Source_20_Text">plt.show()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19:38:35.608784894</meta:creation-date>
    <dc:date>2018-10-19T20:29:52.577663668</dc:date>
    <meta:editing-duration>PT10M36S</meta:editing-duration>
    <meta:editing-cycles>1</meta:editing-cycles>
    <meta:document-statistic meta:table-count="0" meta:image-count="0" meta:object-count="0" meta:page-count="3" meta:paragraph-count="41" meta:word-count="513" meta:character-count="6281" meta:non-whitespace-character-count="5559"/>
    <meta:generator>LibreOffice/5.1.6.2$Linux_X86_64 LibreOffice_project/10m0$Build-2</meta:generator>
  </office:meta>
</office:document-meta>
</file>